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_20_concave" draw:marker-end-width="0.2cm" draw:fill="solid" draw:fill-color="#9999ff" draw:textarea-horizontal-align="center" draw:textarea-vertical-align="middle"/>
    </style:style>
    <style:style style:name="gr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P3" style:family="paragraph"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T1" style:family="text">
      <style:text-properties fo:font-family="'Trebuchet MS'" style:font-style-name="Обычный" style:font-family-generic="swiss" style:font-pitch="variable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.5cm" svg:height="0.5cm" svg:x="9cm" svg:y="2cm">
          <text:p text:style-name="P1"><text:span text:style-name="T1">SFU open contract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1" draw:layer="layout" svg:width="0.5cm" svg:height="0.5cm" svg:x="10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id="id3" draw:layer="layout" svg:width="1.5cm" svg:height="1.5cm" svg:x="9.5cm" svg:y="3cm">
          <text:p text:style-name="P1"><text:span text:style-name="T1">Check</text:span></text:p>
          <text:p text:style-name="P1"><text:span text:style-name="T1">returned</text:span></text:p>
          <text:p text:style-name="P1"><text:span text:style-name="T1">quantity,</text:span></text:p>
          <text:p text:style-name="P1"><text:span text:style-name="T1">if ..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draw:id="id4" draw:layer="layout" svg:width="1.5cm" svg:height="0.5cm" svg:x="6cm" svg:y="4.992cm">
          <text:p text:style-name="P1"><text:span text:style-name="T1">&gt; 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5" draw:text-style-name="P3" draw:layer="layout" svg:width="3.191cm" svg:height="2.903cm" svg:x="6cm" svg:y="8cm">
          <draw:text-box>
            <text:p><text:span text:style-name="T1">CSC</text:span><text:span text:style-name="T1"><text:tab/></text:span><text:span text:style-name="T1">Contract's SC</text:span></text:p>
            <text:p><text:span text:style-name="T1">DCL</text:span><text:span text:style-name="T1"><text:tab/></text:span><text:span text:style-name="T1">Decline</text:span></text:p>
            <text:p><text:span text:style-name="T1">EXD</text:span><text:span text:style-name="T1"><text:tab/></text:span><text:span text:style-name="T1">Exceeded</text:span></text:p>
            <text:p><text:span text:style-name="T1">GP</text:span><text:span text:style-name="T1"><text:tab/></text:span><text:span text:style-name="T1">Global Parameter</text:span></text:p>
            <text:p><text:span text:style-name="T1">INCT</text:span><text:span text:style-name="T1"><text:tab/></text:span><text:span text:style-name="T1">Incorrect</text:span></text:p>
            <text:p><text:span text:style-name="T1">LMT</text:span><text:span text:style-name="T1"><text:tab/></text:span><text:span text:style-name="T1">Limit</text:span></text:p>
            <text:p><text:span text:style-name="T1">PSW</text:span><text:span text:style-name="T1"><text:tab/></text:span><text:span text:style-name="T1">Password</text:span></text:p>
            <text:p><text:span text:style-name="T1">RSC</text:span><text:span text:style-name="T1"><text:tab/></text:span><text:span text:style-name="T1">Request's SC</text:span></text:p>
            <text:p><text:span text:style-name="T1">SC</text:span><text:span text:style-name="T1"><text:tab/></text:span><text:span text:style-name="T1">Signature Counter</text:span></text:p>
            <text:p><text:span text:style-name="T1">SFU</text:span><text:span text:style-name="T1"><text:tab/></text:span><text:span text:style-name="T1">Select For Update</text:span></text:p>
            <text:p><text:span text:style-name="T1">ST</text:span><text:span text:style-name="T1"><text:tab/></text:span><text:span text:style-name="T1">Signature Tries</text:span></text:p>
            <text:p><text:span text:style-name="T1">SYSERR</text:span><text:span text:style-name="T1"><text:tab/></text:span><text:span text:style-name="T1">System Error</text:span></text:p>
          </draw:text-box>
        </draw:frame>
        <draw:custom-shape draw:style-name="gr3" draw:text-style-name="P2" draw:id="id5" draw:layer="layout" svg:width="1.5cm" svg:height="0.5cm" svg:x="10.5cm" svg:y="7cm">
          <text:p text:style-name="P1"><text:span text:style-name="T1">RSC &lt;= CS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7" draw:layer="layout" svg:width="1.5cm" svg:height="0.5cm" svg:x="10.5cm" svg:y="8cm">
          <text:p text:style-name="P1"><text:span text:style-name="T1">ST &gt;= G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8" draw:layer="layout" svg:width="1.5cm" svg:height="1cm" svg:x="10.5cm" svg:y="9cm">
          <text:p text:style-name="P1"><text:span text:style-name="T1">Is</text:span></text:p>
          <text:p text:style-name="P1"><text:span text:style-name="T1">signature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9" draw:layer="layout" svg:width="1.5cm" svg:height="0.5cm" svg:x="10.5cm" svg:y="10.5cm">
          <text:p text:style-name="P1"><text:span text:style-name="T1">ST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id="id10" draw:layer="layout" svg:width="2cm" svg:height="0.5cm" svg:x="12.5cm" svg:y="8cm">
          <text:p text:style-name="P1"><text:span text:style-name="T1">DCL/EXD PSW LM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id="id19" draw:layer="layout" svg:width="1.5cm" svg:height="0.5cm" svg:x="14.5cm" svg:y="9.248cm">
          <text:p text:style-name="P1"><text:span text:style-name="T1">DCL/INCT PS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10.249cm" svg:y1="1.5cm" svg:x2="10.249cm" svg:y2="2cm" draw:start-shape="id1" draw:start-glue-point="8" draw:end-shape="id2" draw:end-glue-point="4" svg:d="m10249 1500v500">
          <text:p/>
        </draw:connector>
        <draw:connector draw:style-name="gr7" draw:text-style-name="P2" draw:layer="layout" svg:x1="10.249cm" svg:y1="2.5cm" svg:x2="10.249cm" svg:y2="3cm" draw:start-shape="id2" draw:start-glue-point="6" draw:end-shape="id3" draw:end-glue-point="4" svg:d="m10249 2500v500">
          <text:p/>
        </draw:connector>
        <draw:connector draw:style-name="gr7" draw:text-style-name="P2" draw:layer="layout" svg:x1="9.5cm" svg:y1="3.749cm" svg:x2="6.749cm" svg:y2="4.992cm" draw:start-shape="id3" draw:start-glue-point="5" draw:end-shape="id4" draw:end-glue-point="4" svg:d="m9500 3749h-2751v1243">
          <text:p/>
        </draw:connector>
        <draw:connector draw:style-name="gr7" draw:text-style-name="P2" draw:layer="layout" svg:x1="12cm" svg:y1="7.249cm" svg:x2="12.5cm" svg:y2="7.249cm" draw:start-shape="id5" draw:start-glue-point="7" draw:end-shape="id6" draw:end-glue-point="5" svg:d="m12000 7249h500">
          <text:p/>
        </draw:connector>
        <draw:connector draw:style-name="gr7" draw:text-style-name="P2" draw:layer="layout" svg:x1="11.249cm" svg:y1="7.5cm" svg:x2="11.249cm" svg:y2="8cm" draw:start-shape="id5" draw:start-glue-point="6" draw:end-shape="id7" draw:end-glue-point="4" svg:d="m11249 7500v500">
          <text:p/>
        </draw:connector>
        <draw:connector draw:style-name="gr7" draw:text-style-name="P2" draw:layer="layout" svg:x1="11.249cm" svg:y1="8.5cm" svg:x2="11.249cm" svg:y2="9cm" draw:start-shape="id7" draw:start-glue-point="6" draw:end-shape="id8" draw:end-glue-point="4" svg:d="m11249 8500v500">
          <text:p/>
        </draw:connector>
        <draw:connector draw:style-name="gr7" draw:text-style-name="P2" draw:layer="layout" svg:x1="11.249cm" svg:y1="10cm" svg:x2="11.249cm" svg:y2="10.5cm" draw:start-shape="id8" draw:start-glue-point="6" draw:end-shape="id9" draw:end-glue-point="4" svg:d="m11249 10000v500">
          <text:p/>
        </draw:connector>
        <draw:connector draw:style-name="gr7" draw:text-style-name="P2" draw:layer="layout" svg:x1="11.249cm" svg:y1="11cm" svg:x2="11.249cm" svg:y2="11.5cm" draw:start-shape="id9" draw:start-glue-point="6" svg:d="m11249 11000v500">
          <text:p/>
        </draw:connector>
        <draw:connector draw:style-name="gr7" draw:text-style-name="P2" draw:layer="layout" svg:x1="12cm" svg:y1="8.249cm" svg:x2="12.5cm" svg:y2="8.249cm" draw:start-shape="id7" draw:start-glue-point="7" draw:end-shape="id10" draw:end-glue-point="5" svg:d="m12000 8249h500">
          <text:p/>
        </draw:connector>
        <draw:custom-shape draw:style-name="gr4" draw:text-style-name="P2" draw:id="id13" draw:layer="layout" svg:width="1.5cm" svg:height="0.5cm" svg:x="8.5cm" svg:y="5cm">
          <text:p text:style-name="P1"><text:span text:style-name="T1">0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2" draw:id="id15" draw:layer="layout" svg:width="1.5cm" svg:height="0.5cm" svg:x="10.5cm" svg:y="5cm">
          <text:p text:style-name="P1"><text:span text:style-name="T1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2" draw:id="id11" draw:layer="layout" svg:width="2.5cm" svg:height="0.5cm" svg:x="5.5cm" svg:y="6cm">
          <text:p text:style-name="P1"><text:span text:style-name="T1">Block the contract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id="id12" draw:layer="layout" svg:width="1.5cm" svg:height="0.5cm" svg:x="6cm" svg:y="7cm">
          <text:p text:style-name="P1"><text:span text:style-name="T1">DCL/SYSER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id="id14" draw:layer="layout" svg:width="1.5cm" svg:height="0.5cm" svg:x="8.5cm" svg:y="6cm">
          <text:p text:style-name="P1"><text:span text:style-name="T1">DCL/SYSER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6" draw:layer="layout" svg:width="2cm" svg:height="0.5cm" svg:x="12.5cm" svg:y="7cm">
          <text:p text:style-name="P1"><text:span text:style-name="T1">Block the contra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id="id17" draw:layer="layout" svg:width="1.5cm" svg:height="0.5cm" svg:x="15cm" svg:y="7cm">
          <text:p text:style-name="P1"><text:span text:style-name="T1">DCL/SYSER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draw:layer="layout" svg:width="1.5cm" svg:height="0.5cm" svg:x="10.5cm" svg:y="11.5cm">
          <text:p text:style-name="P1"><text:span text:style-name="T1">SR Executio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2" draw:id="id18" draw:layer="layout" svg:width="1.5cm" svg:height="0.5cm" svg:x="12.5cm" svg:y="9.248cm">
          <text:p text:style-name="P1"><text:span text:style-name="T1">ST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2" draw:layer="layout" svg:x1="6.749cm" svg:y1="5.492cm" svg:x2="6.749cm" svg:y2="6cm" draw:start-shape="id4" draw:start-glue-point="6" draw:end-shape="id11" draw:end-glue-point="4" svg:d="m6749 5492v508">
          <text:p/>
        </draw:connector>
        <draw:connector draw:style-name="gr7" draw:text-style-name="P2" draw:layer="layout" svg:x1="6.749cm" svg:y1="6.5cm" svg:x2="6.749cm" svg:y2="7cm" draw:start-shape="id11" draw:start-glue-point="6" draw:end-shape="id12" draw:end-glue-point="4" svg:d="m6749 6500v500">
          <text:p/>
        </draw:connector>
        <draw:connector draw:style-name="gr7" draw:text-style-name="P2" draw:layer="layout" svg:x1="9.5cm" svg:y1="3.749cm" svg:x2="9.249cm" svg:y2="5cm" draw:start-shape="id3" draw:start-glue-point="5" draw:end-shape="id13" draw:end-glue-point="4" svg:d="m9500 3749h-251v1251">
          <text:p/>
        </draw:connector>
        <draw:connector draw:style-name="gr7" draw:text-style-name="P2" draw:layer="layout" svg:x1="9.249cm" svg:y1="5.5cm" svg:x2="9.249cm" svg:y2="6cm" draw:start-shape="id13" draw:start-glue-point="6" draw:end-shape="id14" draw:end-glue-point="4" svg:d="m9249 5500v500">
          <text:p/>
        </draw:connector>
        <draw:connector draw:style-name="gr7" draw:text-style-name="P2" draw:layer="layout" svg:x1="11cm" svg:y1="3.749cm" svg:x2="11.249cm" svg:y2="5cm" draw:start-shape="id3" draw:start-glue-point="7" draw:end-shape="id15" draw:end-glue-point="4" svg:d="m11000 3749h249v1251">
          <text:p/>
        </draw:connector>
        <draw:connector draw:style-name="gr7" draw:text-style-name="P2" draw:layer="layout" svg:x1="11.249cm" svg:y1="5.5cm" svg:x2="11.249cm" svg:y2="6cm" draw:start-shape="id15" draw:start-glue-point="6" draw:end-shape="id16" draw:end-glue-point="4" svg:d="m11249 5500v500">
          <text:p/>
        </draw:connector>
        <draw:connector draw:style-name="gr7" draw:text-style-name="P2" draw:layer="layout" svg:x1="14.5cm" svg:y1="7.249cm" svg:x2="15cm" svg:y2="7.249cm" draw:start-shape="id6" draw:start-glue-point="7" draw:end-shape="id17" draw:end-glue-point="5" svg:d="m14500 7249h500">
          <text:p/>
        </draw:connector>
        <draw:connector draw:style-name="gr7" draw:text-style-name="P2" draw:layer="layout" svg:x1="12cm" svg:y1="9.499cm" svg:x2="12.5cm" svg:y2="9.497cm" draw:start-shape="id8" draw:start-glue-point="7" draw:end-shape="id18" draw:end-glue-point="5" svg:d="m12000 9499h251v-2h249">
          <text:p/>
        </draw:connector>
        <draw:connector draw:style-name="gr7" draw:text-style-name="P2" draw:layer="layout" svg:x1="14cm" svg:y1="9.497cm" svg:x2="14.5cm" svg:y2="9.497cm" draw:start-shape="id18" draw:start-glue-point="7" draw:end-shape="id19" draw:end-glue-point="5" svg:d="m14000 9497h500">
          <text:p/>
        </draw:connector>
        <draw:custom-shape draw:style-name="gr3" draw:text-style-name="P2" draw:id="id16" draw:layer="layout" svg:width="1.5cm" svg:height="0.5cm" svg:x="10.5cm" svg:y="6cm">
          <text:p text:style-name="P1"><text:span text:style-name="T1">Not Block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2" draw:layer="layout" svg:x1="11.249cm" svg:y1="6.5cm" svg:x2="11.249cm" svg:y2="7cm" draw:start-shape="id16" draw:start-glue-point="6" draw:end-shape="id5" draw:end-glue-point="4" svg:d="m11249 6500v500">
          <text:p/>
        </draw:connector>
        <draw:custom-shape draw:style-name="gr6" draw:text-style-name="P2" draw:id="id20" draw:layer="layout" svg:width="1.5cm" svg:height="0.5cm" svg:x="12.5cm" svg:y="6cm">
          <text:p text:style-name="P1"><text:span text:style-name="T1">DCL/BLOCKE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12cm" svg:y1="6.249cm" svg:x2="12.5cm" svg:y2="6.249cm" draw:start-shape="id16" draw:start-glue-point="7" draw:end-shape="id20" draw:end-glue-point="5" svg:d="m12000 6249h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3H53M31S</meta:editing-duration>
    <meta:editing-cycles>36</meta:editing-cycles>
    <meta:generator>OpenOffice.org/3.1$Win32 OpenOffice.org_project/310m11$Build-9399</meta:generator>
    <dc:date>2010-03-07T17:53:08.23</dc:date>
    <dc:creator>Е Т</dc:creator>
    <meta:document-statistic meta:object-count="42"/>
  </office:meta>
</office:document-meta>
</file>